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inherit" svg:font-family="inherit" style:font-family-generic="roman"/>
    <style:font-face style:name="Arial" svg:font-family="Arial" style:font-family-generic="swiss" style:font-pitch="variable" svg:panose-1="2 11 6 4 2 2 2 2 2 4"/>
    <style:font-face style:name="Source Serif Pro" svg:font-family="Source Serif Pro" style:font-family-generic="roman" style:font-pitch="variable"/>
  </office:font-face-decls>
  <office:automatic-styles>
    <style:style style:name="P1" style:parent-style-name="Title" style:master-page-name="MP0" style:family="paragraph">
      <style:paragraph-properties fo:break-before="page"/>
    </style:style>
    <style:style style:name="T2" style:parent-style-name="y2iqfc" style:family="text">
      <style:text-properties style:font-name="inherit" fo:color="#202124" fo:font-size="11pt" style:font-size-asian="11pt" style:font-size-complex="11pt" fo:language="nl" fo:country="NL"/>
    </style:style>
    <style:style style:name="T3" style:parent-style-name="y2iqfc" style:family="text">
      <style:text-properties style:font-name="inherit" fo:color="#202124" fo:language="nl" fo:country="NL"/>
    </style:style>
    <style:style style:name="T4" style:parent-style-name="y2iqfc" style:family="text">
      <style:text-properties style:font-name="inherit" fo:color="#202124" fo:language="nl" fo:country="NL"/>
    </style:style>
    <style:style style:name="T5" style:parent-style-name="y2iqfc" style:family="text">
      <style:text-properties style:font-name="inherit" fo:color="#202124" fo:language="nl" fo:country="NL"/>
    </style:style>
    <style:style style:name="T6" style:parent-style-name="y2iqfc" style:family="text">
      <style:text-properties style:font-name="inherit" fo:color="#202124" fo:language="nl" fo:country="NL"/>
    </style:style>
    <style:style style:name="T7" style:parent-style-name="y2iqfc" style:family="text">
      <style:text-properties style:font-name="inherit" fo:color="#202124" fo:language="nl" fo:country="NL"/>
    </style:style>
    <style:style style:name="T8" style:parent-style-name="y2iqfc" style:family="text">
      <style:text-properties style:font-name="inherit" fo:color="#202124" fo:language="nl" fo:country="NL"/>
    </style:style>
    <style:style style:name="P9" style:parent-style-name="HTMLPreformatted" style:family="paragraph">
      <style:paragraph-properties style:line-height-at-least="0.375in" fo:background-color="#F8F9FA"/>
      <style:text-properties fo:language="nl" fo:country="NL"/>
    </style:style>
    <style:style style:name="P10" style:parent-style-name="HTMLPreformatted" style:family="paragraph">
      <style:paragraph-properties style:line-height-at-least="0.375in" fo:background-color="#F8F9FA"/>
      <style:text-properties style:font-name="inherit" fo:color="#202124" fo:font-size="14pt" style:font-size-asian="14pt" style:font-size-complex="14pt" fo:language="nl" fo:country="NL"/>
    </style:style>
    <style:style style:name="P11" style:parent-style-name="HTMLPreformatted" style:family="paragraph">
      <style:paragraph-properties style:line-height-at-least="0.375in" fo:background-color="#F8F9FA"/>
      <style:text-properties style:font-name="inherit" fo:color="#202124" fo:font-size="14pt" style:font-size-asian="14pt" style:font-size-complex="14pt" fo:language="nl" fo:country="NL"/>
    </style:style>
    <style:style style:name="P12" style:parent-style-name="HTMLPreformatted" style:family="paragraph">
      <style:paragraph-properties style:line-height-at-least="0.375in" fo:background-color="#F8F9FA"/>
      <style:text-properties style:font-name="inherit" fo:color="#202124" fo:font-size="14pt" style:font-size-asian="14pt" style:font-size-complex="14pt" fo:language="nl" fo:country="NL"/>
    </style:style>
    <style:style style:name="P13" style:parent-style-name="HTMLPreformatted" style:family="paragraph">
      <style:paragraph-properties style:line-height-at-least="0.375in" fo:background-color="#F8F9FA"/>
      <style:text-properties style:font-name="inherit" fo:color="#202124" fo:font-size="14pt" style:font-size-asian="14pt" style:font-size-complex="14pt" fo:language="nl" fo:country="NL"/>
    </style:style>
    <style:style style:name="P14" style:parent-style-name="HTMLPreformatted" style:family="paragraph">
      <style:paragraph-properties style:line-height-at-least="0.375in" fo:background-color="#F8F9FA"/>
      <style:text-properties style:font-name="inherit" fo:color="#202124" fo:font-size="14pt" style:font-size-asian="14pt" style:font-size-complex="14pt" fo:language="nl" fo:country="NL"/>
    </style:style>
    <style:style style:name="P15" style:parent-style-name="HTMLPreformatted" style:family="paragraph">
      <style:paragraph-properties style:line-height-at-least="0.375in" fo:background-color="#F8F9FA"/>
      <style:text-properties style:font-name="inherit" fo:color="#202124" fo:font-size="14pt" style:font-size-asian="14pt" style:font-size-complex="14pt" fo:language="nl" fo:country="NL"/>
    </style:style>
    <style:style style:name="P16" style:parent-style-name="HTMLPreformatted" style:family="paragraph">
      <style:paragraph-properties style:line-height-at-least="0.375in" fo:background-color="#F8F9FA"/>
      <style:text-properties style:font-name="inherit" fo:color="#202124" fo:font-size="14pt" style:font-size-asian="14pt" style:font-size-complex="14pt" fo:language="nl" fo:country="NL"/>
    </style:style>
    <style:style style:name="T17" style:parent-style-name="DefaultParagraphFont" style:family="text">
      <style:text-properties fo:font-size="14pt" style:font-size-asian="14pt" style:font-size-complex="14pt" fo:language="nl" fo:country="NL"/>
    </style:style>
    <style:style style:name="T18" style:parent-style-name="y2iqfc" style:family="text">
      <style:text-properties style:font-name="inherit" fo:color="#202124" fo:font-size="16pt" style:font-size-asian="16pt" style:font-size-complex="16pt" fo:language="nl" fo:country="NL"/>
    </style:style>
    <style:style style:name="T19" style:parent-style-name="y2iqfc" style:family="text">
      <style:text-properties style:font-name="inherit" fo:color="#202124" fo:font-size="16pt" style:font-size-asian="16pt" style:font-size-complex="16pt" fo:language="nl" fo:country="NL"/>
    </style:style>
    <style:style style:name="T20" style:parent-style-name="Strong" style:family="text">
      <style:text-properties fo:language="nl" fo:country="NL"/>
    </style:style>
    <style:style style:name="T21" style:parent-style-name="Strong" style:family="text">
      <style:text-properties fo:language="nl" fo:country="NL"/>
    </style:style>
    <style:style style:name="T22" style:parent-style-name="Strong" style:family="text">
      <style:text-properties fo:language="nl" fo:country="NL"/>
    </style:style>
    <style:style style:name="P23" style:parent-style-name="HTMLPreformatted" style:family="paragraph">
      <style:paragraph-properties style:line-height-at-least="0.375in" fo:background-color="#F8F9FA"/>
      <style:text-properties style:font-name="Arial" style:font-name-complex="Arial" fo:font-weight="bold" style:font-weight-asian="bold" style:font-weight-complex="bold" fo:color="#202124" fo:background-color="#FFFFFF" fo:language="nl" fo:country="NL"/>
    </style:style>
    <style:style style:name="P24" style:parent-style-name="Quote" style:family="paragraph">
      <style:text-properties style:font-name="Arial" style:font-name-complex="Arial" fo:font-weight="bold" style:font-weight-asian="bold" style:font-weight-complex="bold" fo:background-color="#FFFFFF" fo:language="nl" fo:country="NL"/>
    </style:style>
    <style:style style:name="T25" style:parent-style-name="DefaultParagraphFont" style:family="text">
      <style:text-properties style:font-name="Arial" style:font-name-complex="Arial" fo:font-weight="bold" style:font-weight-asian="bold" style:font-weight-complex="bold" fo:background-color="#FFFFFF" fo:language="nl" fo:country="NL"/>
    </style:style>
    <style:style style:name="T26" style:parent-style-name="y2iqfc" style:family="text">
      <style:text-properties style:font-name="inherit" fo:color="#202124" fo:font-size="21pt" style:font-size-asian="21pt" style:font-size-complex="21pt" fo:language="nl" fo:country="NL"/>
    </style:style>
    <style:style style:name="T27" style:parent-style-name="y2iqfc" style:family="text">
      <style:text-properties style:font-name="inherit" fo:color="#202124" fo:font-size="12pt" style:font-size-asian="12pt" style:font-size-complex="12pt" fo:language="nl" fo:country="NL"/>
    </style:style>
    <style:style style:name="T28" style:parent-style-name="y2iqfc" style:family="text">
      <style:text-properties style:font-name="inherit" fo:color="#202124" fo:font-size="12pt" style:font-size-asian="12pt" style:font-size-complex="12pt" fo:language="nl" fo:country="NL"/>
    </style:style>
    <style:style style:name="T29" style:parent-style-name="y2iqfc" style:family="text">
      <style:text-properties style:font-name="inherit" fo:color="#202124" fo:font-size="12pt" style:font-size-asian="12pt" style:font-size-complex="12pt" fo:language="nl" fo:country="NL"/>
    </style:style>
    <style:style style:name="T30" style:parent-style-name="y2iqfc" style:family="text">
      <style:text-properties style:font-name="inherit" fo:color="#202124" fo:font-size="12pt" style:font-size-asian="12pt" style:font-size-complex="12pt" fo:language="nl" fo:country="NL"/>
    </style:style>
    <style:style style:name="T31" style:parent-style-name="y2iqfc" style:family="text">
      <style:text-properties style:font-name="inherit" fo:color="#202124" fo:font-size="12pt" style:font-size-asian="12pt" style:font-size-complex="12pt" fo:language="nl" fo:country="NL"/>
    </style:style>
    <style:style style:name="T32" style:parent-style-name="y2iqfc" style:family="text">
      <style:text-properties style:font-name="inherit" fo:color="#202124" fo:font-size="12pt" style:font-size-asian="12pt" style:font-size-complex="12pt" fo:language="nl" fo:country="NL"/>
    </style:style>
    <style:style style:name="T33" style:parent-style-name="y2iqfc" style:family="text">
      <style:text-properties style:font-name="inherit" fo:color="#202124" fo:font-size="12pt" style:font-size-asian="12pt" style:font-size-complex="12pt" fo:language="nl" fo:country="NL"/>
    </style:style>
    <style:style style:name="T34" style:parent-style-name="y2iqfc" style:family="text">
      <style:text-properties style:font-name="inherit" fo:color="#202124" fo:font-size="12pt" style:font-size-asian="12pt" style:font-size-complex="12pt" fo:language="nl" fo:country="NL"/>
    </style:style>
    <style:style style:name="P35" style:parent-style-name="Normal" style:family="paragraph">
      <style:text-properties fo:language="nl" fo:country="NL"/>
    </style:style>
    <style:style style:name="T36" style:parent-style-name="DefaultParagraphFont" style:family="text">
      <style:text-properties fo:font-weight="bold" style:font-weight-asian="bold" style:font-weight-complex="bold" fo:font-size="20pt" style:font-size-asian="20pt" style:font-size-complex="20pt"/>
    </style:style>
    <style:style style:name="T37" style:parent-style-name="DefaultParagraphFont" style:family="text">
      <style:text-properties style:font-name="Source Serif Pro" fo:color="#494949" fo:background-color="#FFFFFF" fo:language="nl" fo:country="NL"/>
    </style:style>
    <style:style style:name="T38" style:parent-style-name="DefaultParagraphFont" style:family="text">
      <style:text-properties style:font-name="Source Serif Pro" fo:font-weight="bold" style:font-weight-asian="bold" style:font-weight-complex="bold" fo:color="#494949" fo:background-color="#FFFFFF" fo:language="nl" fo:country="NL"/>
    </style:style>
    <style:style style:name="T39" style:parent-style-name="DefaultParagraphFont" style:family="text">
      <style:text-properties style:font-name="Source Serif Pro" fo:color="#494949" fo:background-color="#FFFFFF" fo:language="nl" fo:country="NL"/>
    </style:style>
    <style:style style:name="P40" style:parent-style-name="Quote" style:family="paragraph">
      <style:text-properties style:font-name="Source Serif Pro" fo:color="#494949" fo:background-color="#FFFFFF" fo:language="nl" fo:country="NL"/>
    </style:style>
    <style:style style:name="P41" style:parent-style-name="Quote" style:family="paragraph">
      <style:text-properties style:font-name="Source Serif Pro" fo:color="#494949" fo:background-color="#FFFFFF" fo:language="nl" fo:country="NL"/>
    </style:style>
    <style:style style:name="P42" style:parent-style-name="Quote" style:family="paragraph">
      <style:text-properties style:font-name="Source Serif Pro" fo:color="#494949" fo:background-color="#FFFFFF" fo:language="nl" fo:country="NL"/>
    </style:style>
    <style:style style:name="T43" style:parent-style-name="DefaultParagraphFont" style:family="text">
      <style:text-properties style:font-name="Source Serif Pro" fo:color="#494949" fo:background-color="#FFFFFF" fo:language="nl" fo:country="NL"/>
    </style:style>
    <style:style style:name="T44" style:parent-style-name="DefaultParagraphFont" style:family="text">
      <style:text-properties style:font-name="Times New Roman" fo:color="#494949" fo:background-color="#FFFFFF" fo:language="nl" fo:country="NL"/>
    </style:style>
    <style:style style:name="T45" style:parent-style-name="DefaultParagraphFont" style:family="text">
      <style:text-properties style:font-name="Source Serif Pro" fo:color="#494949" fo:background-color="#FFFFFF" fo:language="nl" fo:country="NL"/>
    </style:style>
    <style:style style:name="P46" style:parent-style-name="Quote" style:family="paragraph">
      <style:text-properties style:font-name="Source Serif Pro" fo:color="#494949" fo:background-color="#FFFFFF" fo:language="nl" fo:country="NL"/>
    </style:style>
    <style:style style:name="T47" style:parent-style-name="y2iqfc" style:family="text">
      <style:text-properties style:font-name="inherit" fo:color="#202124" fo:font-size="21pt" style:font-size-asian="21pt" style:font-size-complex="21pt" fo:language="nl" fo:country="NL"/>
    </style:style>
    <style:style style:name="T48" style:parent-style-name="y2iqfc" style:family="text">
      <style:text-properties style:font-name="inherit" fo:color="#202124" fo:language="nl" fo:country="NL"/>
    </style:style>
    <style:style style:name="T49" style:parent-style-name="y2iqfc" style:family="text">
      <style:text-properties style:font-name="inherit" fo:color="#202124" fo:language="nl" fo:country="NL"/>
    </style:style>
    <style:style style:name="T50" style:parent-style-name="y2iqfc" style:family="text">
      <style:text-properties style:font-name="inherit" fo:color="#202124" fo:language="nl" fo:country="NL"/>
    </style:style>
    <style:style style:name="P51" style:parent-style-name="Quote" style:family="paragraph">
      <style:text-properties fo:language="nl" fo:country="NL"/>
    </style:style>
    <style:style style:name="P52" style:parent-style-name="HTMLPreformatted" style:family="paragraph">
      <style:paragraph-properties style:line-height-at-least="0.375in" fo:background-color="#F8F9FA"/>
    </style:style>
    <style:style style:name="T53" style:parent-style-name="y2iqfc" style:family="text">
      <style:text-properties style:font-name="inherit" fo:color="#202124" fo:language="nl" fo:country="NL"/>
    </style:style>
    <style:style style:name="P54" style:parent-style-name="HTMLPreformatted" style:family="paragraph">
      <style:paragraph-properties style:line-height-at-least="0.375in" fo:background-color="#F8F9FA"/>
    </style:style>
    <style:style style:name="T55" style:parent-style-name="TitleChar" style:family="text">
      <style:text-properties fo:language="nl" fo:country="NL"/>
    </style:style>
    <style:style style:name="T56" style:parent-style-name="y2iqfc" style:family="text">
      <style:text-properties style:font-name="inherit" fo:color="#202124" fo:font-size="21pt" style:font-size-asian="21pt" style:font-size-complex="21pt" fo:language="nl" fo:country="NL"/>
    </style:style>
    <style:style style:name="T57" style:parent-style-name="QuoteChar" style:family="text">
      <style:text-properties fo:font-weight="bold" style:font-weight-asian="bold" style:font-weight-complex="bold" fo:language="nl" fo:country="NL"/>
    </style:style>
    <style:style style:name="T58" style:parent-style-name="QuoteChar" style:family="text">
      <style:text-properties fo:font-weight="bold" style:font-weight-asian="bold" style:font-weight-complex="bold" fo:language="nl" fo:country="NL"/>
    </style:style>
    <style:style style:name="T59" style:parent-style-name="QuoteChar" style:family="text">
      <style:text-properties fo:font-weight="bold" style:font-weight-asian="bold" style:font-weight-complex="bold" fo:language="nl" fo:country="NL"/>
    </style:style>
    <style:style style:name="T60" style:parent-style-name="QuoteChar" style:family="text">
      <style:text-properties fo:font-weight="bold" style:font-weight-asian="bold" style:font-weight-complex="bold" fo:language="nl" fo:country="NL"/>
    </style:style>
    <style:style style:name="P61" style:parent-style-name="HTMLPreformatted" style:family="paragraph">
      <style:paragraph-properties style:line-height-at-least="0.375in" fo:background-color="#F8F9FA"/>
      <style:text-properties fo:language="nl" fo:country="NL"/>
    </style:style>
    <style:style style:name="P62" style:parent-style-name="HTMLPreformatted" style:family="paragraph">
      <style:paragraph-properties style:line-height-at-least="0.375in" fo:background-color="#F8F9FA"/>
      <style:text-properties fo:language="nl" fo:country="NL"/>
    </style:style>
    <style:style style:name="P63" style:parent-style-name="HTMLPreformatted" style:family="paragraph">
      <style:paragraph-properties style:line-height-at-least="0.375in" fo:background-color="#F8F9FA"/>
      <style:text-properties fo:language="nl" fo:country="NL"/>
    </style:style>
    <style:style style:name="P64" style:parent-style-name="HTMLPreformatted" style:family="paragraph">
      <style:paragraph-properties style:line-height-at-least="0.375in" fo:background-color="#F8F9FA"/>
    </style:style>
    <style:style style:name="T65" style:parent-style-name="y2iqfc" style:family="text">
      <style:text-properties style:font-name="inherit" fo:color="#202124" fo:font-size="16pt" style:font-size-asian="16pt" style:font-size-complex="16pt" fo:language="nl" fo:country="NL"/>
    </style:style>
    <style:style style:name="T66" style:parent-style-name="y2iqfc" style:family="text">
      <style:text-properties style:font-name="inherit" fo:color="#202124" fo:font-size="14pt" style:font-size-asian="14pt" style:font-size-complex="14pt" fo:language="nl" fo:country="NL"/>
    </style:style>
    <style:style style:name="P67" style:parent-style-name="HTMLPreformatted" style:family="paragraph">
      <style:paragraph-properties style:line-height-at-least="0.375in" fo:background-color="#F8F9FA"/>
      <style:text-properties fo:language="nl" fo:country="NL"/>
    </style:style>
    <style:style style:name="P68" style:parent-style-name="HTMLPreformatted" style:family="paragraph">
      <style:paragraph-properties style:line-height-at-least="0.375in" fo:background-color="#F8F9FA"/>
      <style:text-properties fo:language="nl" fo:country="NL"/>
    </style:style>
    <style:style style:name="P69" style:parent-style-name="HTMLPreformatted" style:family="paragraph">
      <style:paragraph-properties style:line-height-at-least="0.375in" fo:background-color="#F8F9FA"/>
      <style:text-properties style:font-name="inherit" fo:color="#202124" fo:font-size="16pt" style:font-size-asian="16pt" style:font-size-complex="16pt" fo:language="nl" fo:country="NL"/>
    </style:style>
    <style:style style:name="P70" style:parent-style-name="HTMLPreformatted" style:family="paragraph">
      <style:paragraph-properties style:line-height-at-least="0.375in" fo:background-color="#F8F9FA"/>
      <style:text-properties style:font-name="inherit" fo:color="#202124" fo:font-size="16pt" style:font-size-asian="16pt" style:font-size-complex="16pt" fo:language="nl" fo:country="NL"/>
    </style:style>
    <style:style style:name="P71" style:parent-style-name="HTMLPreformatted" style:family="paragraph">
      <style:paragraph-properties style:line-height-at-least="0.375in" fo:background-color="#F8F9FA"/>
      <style:text-properties style:font-name="Source Serif Pro" fo:color="#494949" fo:background-color="#FFFFFF" fo:language="nl" fo:country="NL"/>
    </style:style>
    <style:style style:name="P72" style:parent-style-name="HTMLPreformatted" style:family="paragraph">
      <style:paragraph-properties style:line-height-at-least="0.375in" fo:background-color="#F8F9FA"/>
      <style:text-properties fo:language="nl" fo:country="NL"/>
    </style:style>
    <style:style style:name="P73" style:parent-style-name="HTMLPreformatted" style:family="paragraph">
      <style:paragraph-properties style:line-height-at-least="0.375in" fo:background-color="#F8F9FA"/>
      <style:text-properties fo:language="nl" fo:country="NL"/>
    </style:style>
    <style:style style:name="P74" style:parent-style-name="HTMLPreformatted" style:family="paragraph">
      <style:paragraph-properties style:line-height-at-least="0.375in" fo:background-color="#F8F9FA"/>
      <style:text-properties style:font-name="inherit" fo:color="#202124" fo:font-size="14pt" style:font-size-asian="14pt" style:font-size-complex="14pt" fo:language="nl" fo:country="NL"/>
    </style:style>
    <style:style style:name="P75" style:parent-style-name="Normal" style:family="paragraph">
      <style:paragraph-properties fo:margin-bottom="0in"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fo:language="nl" fo:country="NL" style:language-asian="en" style:country-asian="GB"/>
    </style:style>
    <style:style style:name="P76" style:parent-style-name="Normal" style:family="paragraph">
      <style:paragraph-properties fo:margin-bottom="0in"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fo:language="nl" fo:country="NL" style:language-asian="en" style:country-asian="GB"/>
    </style:style>
    <style:style style:name="P77" style:parent-style-name="Normal" style:family="paragraph">
      <style:text-properties fo:language="nl" fo:country="NL"/>
    </style:style>
  </office:automatic-styles>
  <office:body>
    <office:text text:use-soft-page-breaks="true">
      <text:p text:style-name="P1"><text:span text:style-name="T2">INTRODUCTIE : (Anas)</text:span></text:p>
      <text:p text:style-name="Quote"><text:span text:style-name="T3">Hallo allemaal, dit is een presentatie over onze eigen politieke partij als we de kans hadden om er een te maken, dit is wat het zou zijn. Mijn naam is Anas en met mij is mijn vriend Mohammed die ook in de<text:s/></text:span><text:span text:style-name="T4">presentatie zal zijn.<text:s/></text:span></text:p>
      <text:p text:style-name="Quote"><text:span text:style-name="T5">Sinds 2010 is het criminaliteitspercentage aanzienlijk gedaald. het daalde met 32,7% van 1.200.000 tot 800.000</text:span></text:p>
      <text:p text:style-name="Quote"><text:span text:style-name="T6">De gemeenten met de grootste procentuele daling van het aantal misdrijven komen uit Friesland. Verder blijkt dat in de top</text:span><text:span text:style-name="T7"><text:s/>10 gemeenten met het laagste aantal misdrijven per 1.000 inwoners zijn er 8 gemeenten uit Overijssel vertegenwoordigd. De meest voorkomende gevallen in Nederland is diefstal en inbraak, maar ook dit komt sinds 2010 minder vaak voor (een daling met 50,7 pr</text:span><text:span text:style-name="T8">ocent maar liefst). Computervredebreuk is het meest bewezen. Dit is sinds 2010 gestegen met 939 procent. Opmerkelijk is dat het in 2019 circa 5.000 keer is bereikt en in 2020 ruim 11.000 keer is geregistreerd.</text:span></text:p>
      <text:p text:style-name="P9"/>
      <text:p text:style-name="P10"/>
      <text:p text:style-name="P11"/>
      <text:p text:style-name="P12"/>
      <text:p text:style-name="P13"/>
      <text:p text:style-name="P14"/>
      <text:p text:style-name="P15"/>
      <text:p text:style-name="P16">Standpunten:(Mohammad Tarek)</text:p>
      <text:p text:style-name="Title"><text:span text:style-name="T17"><text:s/></text:span><text:span text:style-name="T18">Eerst gaa</text:span><text:span text:style-name="T19">n we het hebben over drugs en bendes in nederland:</text:span></text:p>
      <text:p text:style-name="Quote"><text:span text:style-name="T20">Nederland speelt een zeer grote bijrol in die handel. De meeste wiet of hasj komt weliswaar binnen via Spanje, maar de distributie via Nederland speelt een net zo grote rol. Als er een partij cannabis in b</text:span><text:span text:style-name="T21">eslag wordt genomen in een EU-land, dan is het pakketje meestal afkomstig uit Spanje of Nederland , onze politieke partij zal zich richten op militaire trainingen en zorgen voor goed opgeleide soldaten en agenten om deze bendes en criminelen op te jagen di</text:span><text:span text:style-name="T22">e deze illegale stoffen naar nederland smokkelen, we willen deze acties stoppen omdat drugs alle mensen treffen en de geestelijke gezondheid aantasten en dat veroorzaakt meer misdaden.</text:span></text:p>
      <text:p text:style-name="P23"/>
      <text:p text:style-name="P24"/>
      <text:soft-page-break/>
      <text:p text:style-name="Quote"><text:span text:style-name="T25">Cyber security: (Mohammad Tarek): -</text:span><text:span text:style-name="T26"><text:s/></text:span><text:span text:style-name="T27">technologie is de<text:s/></text:span><text:span text:style-name="T28">afgelopen decennia een van de grootste en belangrijkste onderdelen van ieders leven geworden en zoals u weet zijn misdaden overal, zelfs op internet en sociale media, enzovoort, bijvoorbeeld: creditcardfraude</text:span></text:p>
      <text:p text:style-name="Quote"><text:span text:style-name="T29">identiteitsdiefstal</text:span></text:p>
      <text:p text:style-name="Quote"><text:span text:style-name="T30"><text:s/>spam</text:span></text:p>
      <text:p text:style-name="Quote"><text:span text:style-name="T31">virussen.</text:span></text:p>
      <text:p text:style-name="Quote"><text:span text:style-name="T32">we gaan erv</text:span><text:span text:style-name="T33">oor zorgen om deze acties te stoppen door een rapportbox te maken waarin een persoon een rapport kan sturen over iets verdachts dat hij op internet is tegengekomen en er zal een goed opgeleid technisch team zijn dat klaar staat om het te onderzoeken. ook m</text:span><text:span text:style-name="T34">ensen waarschuwen voor fraude en oplichting met advertenties op tv of sociale media.</text:span></text:p>
      <text:p text:style-name="P35"/>
      <text:p text:style-name="Quote"><text:span text:style-name="T36">Mentale gezondheid</text:span><text:span text:style-name="T37"><text:s/>:<text:s/></text:span><text:span text:style-name="T38">(Anas</text:span><text:span text:style-name="T39">)</text:span></text:p>
      <text:p text:style-name="P40">De meest opzienbarende bevindingen laten zien dat mensen met psychische problemen:</text:p>
      <text:p text:style-name="P41">-drie keer meer kans om slachtoffer te worden van een misdrijf dan de algemene bevolking</text:p>
      <text:p text:style-name="P42">-vijf keer meer kans om slachtoffer te worden van mishandeling (oplopend tot 10 keer meer kans voor vrouwen)</text:p>
      <text:p text:style-name="Quote"><text:span text:style-name="T43">-meer kans om een<text:s/></text:span><text:span text:style-name="T44">​​</text:span><text:span text:style-name="T45">herhaald slachtoffer te zijn en verschillende soorten misdaad te ervaren</text:span></text:p>
      <text:p text:style-name="P46">-veel minder kans om tevreden te zijn met de service en ondersteuning die ze ontvangen.</text:p>
      <text:p text:style-name="Quote"><text:span text:style-name="T47"><text:s/></text:span><text:span text:style-name="T48">om dit probleem op te lossen moeten er professionals zijn met geestelijke gezondheid en psychische aandoeningen</text:span></text:p>
      <text:p text:style-name="Quote"><text:span text:style-name="T49">Dus we verwelkomen iedereen in nederland die een diploma heeft en een baan zoek</text:span><text:span text:style-name="T50">t, het maakt niet uit waar hij vandaan komt. omdat geestelijke gezondheid het belangrijkste is in ons mensen door mentale problemen te verminderen, kunnen we ook misdaden verminderen.</text:span></text:p>
      <text:p text:style-name="P51"/>
      <text:p text:style-name="P52"><text:span text:style-name="T53">.<text:s/></text:span></text:p>
      <text:soft-page-break/>
      <text:p text:style-name="P54"><text:span text:style-name="T55">Slogan: (Anas)</text:span><text:span text:style-name="T56"><text:s/></text:span><text:span text:style-name="T57">wij hebben deze slogan gekozen omdat wat onze<text:s/></text:span><text:span text:style-name="T58">partij zorgt voor de meest en</text:span><text:span text:style-name="T59"><text:s/>dat is de veiligheid van iedreen<text:s/></text:span><text:span text:style-name="T60">.<text:s/></text:span></text:p>
      <text:p text:style-name="P61"/>
      <text:p text:style-name="P62"/>
      <text:p text:style-name="P63"/>
      <text:p text:style-name="P64"><text:span text:style-name="T65">Eind: (Anas)</text:span></text:p>
      <text:p text:style-name="Quote"><text:span text:style-name="T66">Dit was onze presentatie, bedankt voor jullie tijd en als je ons wilt steunen, stem dan op ons .</text:span></text:p>
      <text:p text:style-name="P67"/>
      <text:p text:style-name="P68"/>
      <text:p text:style-name="P69"/>
      <text:p text:style-name="P70"/>
      <text:p text:style-name="P71"/>
      <text:p text:style-name="P72"/>
      <text:p text:style-name="P73"/>
      <text:p text:style-name="P74"/>
      <text:p text:style-name="P75"/>
      <text:p text:style-name="P76"/>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inherit" svg:font-family="inherit" style:font-family-generic="roman"/>
    <style:font-face style:name="Arial" svg:font-family="Arial" style:font-family-generic="swiss" style:font-pitch="variable" svg:panose-1="2 11 6 4 2 2 2 2 2 4"/>
    <style:font-face style:name="Source Serif Pro" svg:font-family="Source Serif Pr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y2iqfc" style:display-name="y2iqfc"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Strong" style:display-name="Strong" style:family="text" style:parent-style-name="DefaultParagraphFont">
      <style:text-properties fo:font-weight="bold" style:font-weight-asian="bold" style:font-weight-complex="bold"/>
    </style:style>
    <style:style style:name="SubtleEmphasis" style:display-name="Subtle Emphasis" style:family="text" style:parent-style-name="DefaultParagraphFon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as Bal</meta:initial-creator>
    <dc:creator>Anas Bal</dc:creator>
    <meta:creation-date>2021-12-15T19:36:00Z</meta:creation-date>
    <dc:date>2021-12-19T07:43:00Z</dc:date>
    <meta:template xlink:href="Normal.dotm" xlink:type="simple"/>
    <meta:editing-cycles>3</meta:editing-cycles>
    <meta:editing-duration>PT4260S</meta:editing-duration>
    <meta:document-statistic meta:page-count="3" meta:paragraph-count="6" meta:word-count="517" meta:character-count="3461" meta:row-count="24" meta:non-whitespace-character-count="2950"/>
  </office:meta>
</office:document-meta>
</file>